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5"/>Human-Data Interaction in Everyday Life<text:bookmark-end text:name="chapter-5"/></text:h>
      <text:p text:style-name="First_20_paragraph">[Target 12,5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the power imbalance has arisen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1">
        <text:list-item>
          <text:p text:style-name="P1">2016 mobile phone usefulness interviews</text:p>
        </text:list-item>
        <text:list-item>
          <text:p text:style-name="P1">2017 digital life sketch interviews</text:p>
        </text:list-item>
        <text:list-item>
          <text:p text:style-name="P1">2018-2020 my own GDPR Requests</text:p>
          <text:list text:style-name="L2">
            <text:list-item>
              <text:p text:style-name="P2">including 2020 University GDPR request</text:p>
            </text:list-item>
          </text:list>
        </text:list-item>
        <text:list-item>
          <text:p text:style-name="P1">2019-2020 GDPR Viewing Your Data study</text:p>
          <text:list text:style-name="L3">
            <text:list-item>
              <text:p text:style-name="P3">including privacy policy analysis</text:p>
            </text:list-item>
            <text:list-item>
              <text:p text:style-name="P3">and the work with personaldata.io on mapping out Data</text:p>
            </text:list-item>
            <text:list-item>
              <text:p text:style-name="P3">including the lab chat I ran - use of visual stimulus</text:p>
            </text:list-item>
          </text:list>
        </text:list-item>
      </text:list>
      <text:h text:style-name="Heading_20_2" text:outline-level="2"><text:bookmark-start text:name="findings"/>Findings<text:bookmark-end text:name="findings"/></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4">
        <text:list-item>
          <text:p text:style-name="P4">Data as property</text:p>
        </text:list-item>
        <text:list-item>
          <text:p text:style-name="P4">Data as insights into a person</text:p>
        </text:list-item>
        <text:list-item>
          <text:p text:style-name="P4">Data as part of oneself</text:p>
        </text:list-item>
        <text:list-item>
          <text:p text:style-name="P4">Data as memories</text:p>
        </text:list-item>
        <text:list-item>
          <text:p text:style-name="P4">Data as creative work</text:p>
        </text:list-item>
        <text:list-item>
          <text:p text:style-name="P4">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8:42:24Z</meta:creation-date>
    <dc:date>2020-11-10T18:42:2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